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ASSET.AMOUNT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2];[.C2];[.D2];[.E2];[.F2];[.G2];[.H2];[.I2];[.J2];[.K2];[.L2];[.M2])" office:value-type="string" office:string-value="insert into &quot;PARAMETER&quot;(&quot;NM_PARAM&quot;, &quot;VL_UNIQUE&quot;, &quot;VL_STATUS&quot;)VALUES ('ASSET.AMOUNT', TRUE, 'ST001')">
            <text:p>insert into "PARAMETER"("NM_PARAM", "VL_UNIQUE", "VL_STATUS")VALUES ('ASSET.AMOUNT', TRU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ASSET.APR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3];[.C3];[.D3];[.E3];[.F3];[.G3];[.H3];[.I3];[.J3];[.K3];[.L3];[.M3])" office:value-type="string" office:string-value="insert into &quot;PARAMETER&quot;(&quot;NM_PARAM&quot;, &quot;VL_UNIQUE&quot;, &quot;VL_STATUS&quot;)VALUES ('ASSET.APR', TRUE, 'ST001')">
            <text:p>insert into "PARAMETER"("NM_PARAM", "VL_UNIQUE", "VL_STATUS")VALUES ('ASSET.APR', TRU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INCOME.FIXEDEARN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FALS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4];[.C4];[.D4];[.E4];[.F4];[.G4];[.H4];[.I4];[.J4];[.K4];[.L4];[.M4])" office:value-type="string" office:string-value="insert into &quot;PARAMETER&quot;(&quot;NM_PARAM&quot;, &quot;VL_UNIQUE&quot;, &quot;VL_STATUS&quot;)VALUES ('INCOME.FIXEDEARN', FALSE, 'ST001')">
            <text:p>insert into "PARAMETER"("NM_PARAM", "VL_UNIQUE", "VL_STATUS")VALUES ('INCOME.FIXEDEARN', FALS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INCOME.VAREARN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FALS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5];[.C5];[.D5];[.E5];[.F5];[.G5];[.H5];[.I5];[.J5];[.K5];[.L5];[.M5])" office:value-type="string" office:string-value="insert into &quot;PARAMETER&quot;(&quot;NM_PARAM&quot;, &quot;VL_UNIQUE&quot;, &quot;VL_STATUS&quot;)VALUES ('INCOME.VAREARN', FALSE, 'ST001')">
            <text:p>insert into "PARAMETER"("NM_PARAM", "VL_UNIQUE", "VL_STATUS")VALUES ('INCOME.VAREARN', FALS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EXPENSE.FIXEDEXP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FALS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6];[.C6];[.D6];[.E6];[.F6];[.G6];[.H6];[.I6];[.J6];[.K6];[.L6];[.M6])" office:value-type="string" office:string-value="insert into &quot;PARAMETER&quot;(&quot;NM_PARAM&quot;, &quot;VL_UNIQUE&quot;, &quot;VL_STATUS&quot;)VALUES ('EXPENSE.FIXEDEXP', FALSE, 'ST001')">
            <text:p>insert into "PARAMETER"("NM_PARAM", "VL_UNIQUE", "VL_STATUS")VALUES ('EXPENSE.FIXEDEXP', FALS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EXPENSE.VAREXP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FALS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7];[.C7];[.D7];[.E7];[.F7];[.G7];[.H7];[.I7];[.J7];[.K7];[.L7];[.M7])" office:value-type="string" office:string-value="insert into &quot;PARAMETER&quot;(&quot;NM_PARAM&quot;, &quot;VL_UNIQUE&quot;, &quot;VL_STATUS&quot;)VALUES ('EXPENSE.VAREXP', FALSE, 'ST001')">
            <text:p>insert into "PARAMETER"("NM_PARAM", "VL_UNIQUE", "VL_STATUS")VALUES ('EXPENSE.VAREXP', FALS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ASSET.MINSAVING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8];[.C8];[.D8];[.E8];[.F8];[.G8];[.H8];[.I8];[.J8];[.K8];[.L8];[.M8])" office:value-type="string" office:string-value="insert into &quot;PARAMETER&quot;(&quot;NM_PARAM&quot;, &quot;VL_UNIQUE&quot;, &quot;VL_STATUS&quot;)VALUES ('ASSET.MINSAVING', TRUE, 'ST001')">
            <text:p>insert into "PARAMETER"("NM_PARAM", "VL_UNIQUE", "VL_STATUS")VALUES ('ASSET.MINSAVING', TRU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INCOME.ANNUALRISE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FALS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9];[.C9];[.D9];[.E9];[.F9];[.G9];[.H9];[.I9];[.J9];[.K9];[.L9];[.M9])" office:value-type="string" office:string-value="insert into &quot;PARAMETER&quot;(&quot;NM_PARAM&quot;, &quot;VL_UNIQUE&quot;, &quot;VL_STATUS&quot;)VALUES ('INCOME.ANNUALRISE', FALSE, 'ST001')">
            <text:p>insert into "PARAMETER"("NM_PARAM", "VL_UNIQUE", "VL_STATUS")VALUES ('INCOME.ANNUALRISE', FALS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EXPENSE.INFLATION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FALS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10];[.C10];[.D10];[.E10];[.F10];[.G10];[.H10];[.I10];[.J10];[.K10];[.L10];[.M10])" office:value-type="string" office:string-value="insert into &quot;PARAMETER&quot;(&quot;NM_PARAM&quot;, &quot;VL_UNIQUE&quot;, &quot;VL_STATUS&quot;)VALUES ('EXPENSE.INFLATION', FALSE, 'ST001')">
            <text:p>insert into "PARAMETER"("NM_PARAM", "VL_UNIQUE", "VL_STATUS")VALUES ('EXPENSE.INFLATION', FALS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EXPENSE.DESIREDEXP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FALS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11];[.C11];[.D11];[.E11];[.F11];[.G11];[.H11];[.I11];[.J11];[.K11];[.L11];[.M11])" office:value-type="string" office:string-value="insert into &quot;PARAMETER&quot;(&quot;NM_PARAM&quot;, &quot;VL_UNIQUE&quot;, &quot;VL_STATUS&quot;)VALUES ('EXPENSE.DESIREDEXP', FALSE, 'ST001')">
            <text:p>insert into "PARAMETER"("NM_PARAM", "VL_UNIQUE", "VL_STATUS")VALUES ('EXPENSE.DESIREDEXP', FALS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LIABILITIES.AMOUNT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12];[.C12];[.D12];[.E12];[.F12];[.G12];[.H12];[.I12];[.J12];[.K12];[.L12];[.M12])" office:value-type="string" office:string-value="insert into &quot;PARAMETER&quot;(&quot;NM_PARAM&quot;, &quot;VL_UNIQUE&quot;, &quot;VL_STATUS&quot;)VALUES ('LIABILITIES.AMOUNT', TRUE, 'ST001')">
            <text:p>insert into "PARAMETER"("NM_PARAM", "VL_UNIQUE", "VL_STATUS")VALUES ('LIABILITIES.AMOUNT', TRU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LIABILITIES.APR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13];[.C13];[.D13];[.E13];[.F13];[.G13];[.H13];[.I13];[.J13];[.K13];[.L13];[.M13])" office:value-type="string" office:string-value="insert into &quot;PARAMETER&quot;(&quot;NM_PARAM&quot;, &quot;VL_UNIQUE&quot;, &quot;VL_STATUS&quot;)VALUES ('LIABILITIES.APR', TRUE, 'ST001')">
            <text:p>insert into "PARAMETER"("NM_PARAM", "VL_UNIQUE", "VL_STATUS")VALUES ('LIABILITIES.APR', TRU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LIABILITIES.MINPAY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14];[.C14];[.D14];[.E14];[.F14];[.G14];[.H14];[.I14];[.J14];[.K14];[.L14];[.M14])" office:value-type="string" office:string-value="insert into &quot;PARAMETER&quot;(&quot;NM_PARAM&quot;, &quot;VL_UNIQUE&quot;, &quot;VL_STATUS&quot;)VALUES ('LIABILITIES.MINPAY', TRUE, 'ST001')">
            <text:p>insert into "PARAMETER"("NM_PARAM", "VL_UNIQUE", "VL_STATUS")VALUES ('LIABILITIES.MINPAY', TRU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LIABILITIES.DELAYEDFEE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15];[.C15];[.D15];[.E15];[.F15];[.G15];[.H15];[.I15];[.J15];[.K15];[.L15];[.M15])" office:value-type="string" office:string-value="insert into &quot;PARAMETER&quot;(&quot;NM_PARAM&quot;, &quot;VL_UNIQUE&quot;, &quot;VL_STATUS&quot;)VALUES ('LIABILITIES.DELAYEDFEE', TRUE, 'ST001')">
            <text:p>insert into "PARAMETER"("NM_PARAM", "VL_UNIQUE", "VL_STATUS")VALUES ('LIABILITIES.DELAYEDFEE', TRUE, 'ST001')</text:p>
          </table:table-cell>
        </table:table-row>
        <table:table-row table:style-name="ro1">
          <table:table-cell/>
          <table:table-cell office:value-type="string">
            <text:p>insert into </text:p>
          </table:table-cell>
          <table:table-cell office:value-type="string">
            <text:p>"PARAMETER"</text:p>
          </table:table-cell>
          <table:table-cell office:value-type="string">
            <text:p>("NM_PARAM", "VL_UNIQUE", "VL_STATUS")</text:p>
          </table:table-cell>
          <table:table-cell office:value-type="string">
            <text:p>VALUES (</text:p>
          </table:table-cell>
          <table:table-cell office:value-type="string">
            <text:p>'</text:p>
          </table:table-cell>
          <table:table-cell office:value-type="string">
            <text:p>PERIOD.MONTHS</text:p>
          </table:table-cell>
          <table:table-cell office:value-type="string">
            <text:p>'</text:p>
          </table:table-cell>
          <table:table-cell office:value-type="string">
            <text:p>, </text:p>
          </table:table-cell>
          <table:table-cell office:value-type="string">
            <text:p>TRUE</text:p>
          </table:table-cell>
          <table:table-cell office:value-type="string">
            <text:p>, </text:p>
          </table:table-cell>
          <table:table-cell office:value-type="string">
            <text:p>'ST001'</text:p>
          </table:table-cell>
          <table:table-cell office:value-type="string">
            <text:p>)</text:p>
          </table:table-cell>
          <table:table-cell table:formula="of:=CONCATENATE([.B16];[.C16];[.D16];[.E16];[.F16];[.G16];[.H16];[.I16];[.J16];[.K16];[.L16];[.M16])" office:value-type="string" office:string-value="insert into &quot;PARAMETER&quot;(&quot;NM_PARAM&quot;, &quot;VL_UNIQUE&quot;, &quot;VL_STATUS&quot;)VALUES ('PERIOD.MONTHS', TRUE, 'ST001')">
            <text:p>insert into "PARAMETER"("NM_PARAM", "VL_UNIQUE", "VL_STATUS")VALUES ('PERIOD.MONTHS', TRUE, 'ST001')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INSERT INTO</text:p>
          </table:table-cell>
          <table:table-cell office:value-type="string">
            <text:p>PARAMETER_VALUE</text:p>
          </table:table-cell>
          <table:table-cell office:value-type="string">
            <text:p>(C_PARAM, TP_PARAM_VALUE, VL_MAX_VALUE, VL_MIN_VALUE, VL_DEFAULT)</text:p>
          </table:table-cell>
          <table:table-cell office:value-type="string">
            <text:p>VALUES (</text:p>
          </table:table-cell>
          <table:table-cell office:value-type="float" office:value="1">
            <text:p>1</text:p>
          </table:table-cell>
          <table:table-cell table:style-name="Default" office:value-type="string">
            <text:p>,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Vielma</meta:initial-creator>
    <meta:creation-date>2012-05-25T13:37:37</meta:creation-date>
    <dc:date>2012-05-25T14:15:51</dc:date>
    <dc:creator>Christian Vielma</dc:creator>
    <meta:editing-duration>PT7M33S</meta:editing-duration>
    <meta:editing-cycles>1</meta:editing-cycles>
    <meta:document-statistic meta:table-count="3" meta:cell-count="201" meta:object-count="0"/>
    <meta:generator>LibreOffice/3.5$Linux_x86 LibreOffice_project/350m1$Build-2</meta:generator>
  </office:meta>
</office:document-meta>
</file>